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62.09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5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102.02mm" svg:y="55.11mm">
            <loext:p draw:notify-on-update-of-ranges="Лист1.A13:Лист1.A15 Лист1.A19:Лист1.A19 Лист1.B13:Лист1.B15 Лист1.A20:Лист1.A20 Лист1.C13:Лист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4"/>
        <table:table-column table:style-name="co7" table:default-cell-style-name="ce4"/>
        <table:table-column table:style-name="co6" table:number-columns-repeated="3" table:default-cell-style-name="ce4"/>
        <table:table-row table:style-name="ro1">
          <table:table-cell table:style-name="ce1" table:number-columns-repeated="8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Size of Vectors</text:p>
          </table:table-cell>
          <table:table-cell table:style-name="ce2" office:value-type="string" calcext:value-type="string">
            <text:p>Threads per block</text:p>
          </table:table-cell>
          <table:table-cell table:style-name="ce2" office:value-type="string" calcext:value-type="string">
            <text:p>Blocks per grid</text:p>
          </table:table-cell>
          <table:table-cell table:style-name="ce2" office:value-type="string" calcext:value-type="string">
            <text:p>Elapsed time, sec</text:p>
          </table:table-cell>
          <table:table-cell table:style-name="ce2" office:value-type="string" calcext:value-type="string">
            <text:p>Configuration type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1&lt;&lt;1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065" calcext:value-type="float">
            <text:p>0,06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1&lt;&lt;20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3.18" calcext:value-type="float">
            <text:p>3,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1&lt;&lt;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office:value-type="float" office:value="15.45" calcext:value-type="float">
            <text:p>15,4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1&lt;&lt;16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71" calcext:value-type="float">
            <text:p>0,07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1&lt;&lt;20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1&lt;&lt;24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17.96" calcext:value-type="float">
            <text:p>17,9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2" table:number-columns-repeated="5"/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number-columns-repeated="6"/>
        </table:table-row>
        <table:table-row table:style-name="ro1" table:number-rows-repeated="2">
          <table:table-cell table:style-name="ce1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>
            <text:p>1&lt;&lt;16</text:p>
          </table:table-cell>
          <table:table-cell table:style-name="ce1" office:value-type="float" office:value="0.065" calcext:value-type="float">
            <text:p>0,065</text:p>
          </table:table-cell>
          <table:table-cell table:style-name="ce1" office:value-type="float" office:value="0.071" calcext:value-type="float">
            <text:p>0,07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1&lt;&lt;20</text:p>
          </table:table-cell>
          <table:table-cell table:style-name="ce1" office:value-type="float" office:value="3.18" calcext:value-type="float">
            <text:p>3,18</text:p>
          </table:table-cell>
          <table:table-cell table:style-name="ce1" office:value-type="float" office:value="1.8" calcext:value-type="float">
            <text:p>1,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1&lt;&lt;24</text:p>
          </table:table-cell>
          <table:table-cell table:style-name="ce1" office:value-type="float" office:value="15.45" calcext:value-type="float">
            <text:p>15,45</text:p>
          </table:table-cell>
          <table:table-cell table:style-name="ce1" office:value-type="float" office:value="17.96" calcext:value-type="float">
            <text:p>17,96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hreads per block 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s per block 1024</text:p>
          </table:table-cell>
          <table:table-cell table:number-columns-repeated="10"/>
        </table:table-row>
        <table:table-row table:style-name="ro1" table:number-rows-repeated="2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.00.0000</text:date>, <text:time style:data-style-name="N2" text:time-value="17:51:03.28735643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0:22:27.045527305</meta:creation-date>
    <dc:date>2017-09-20T17:53:24.030979280</dc:date>
    <meta:editing-duration>PT57M1S</meta:editing-duration>
    <meta:editing-cycles>8</meta:editing-cycles>
    <meta:generator>LibreOffice/5.1.6.2$Linux_X86_64 LibreOffice_project/10m0$Build-2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27cm" svg:y="0.316cm" chart:style-name="ch2">
          <text:p>Результаты тестирования (сложение векторов на gpu)</text:p>
        </chart:title>
        <chart:legend chart:legend-position="end" svg:x="11.058cm" svg:y="3.952cm" style:legend-expansion="high" chart:style-name="ch3"/>
        <chart:plot-area chart:style-name="ch4" table:cell-range-address="Лист1.A13:Лист1.C15 Лист1.A19:Лист1.A20" chart:data-source-has-labels="both" svg:x="1.331cm" svg:y="1.275cm" svg:width="9.407cm" svg:height="6.564cm">
          <chartooo:coordinate-region svg:x="1.952cm" svg:y="1.474cm" svg:width="8.295cm" svg:height="5.718cm"/>
          <chart:axis chart:dimension="x" chart:name="primary-x" chart:style-name="ch5" chartooo:axis-type="auto">
            <chartooo:date-scale/>
            <chart:title svg:x="4.627cm" svg:y="8.019cm" chart:style-name="ch6">
              <text:p>Размер вектора, N</text:p>
            </chart:title>
            <chart:categories table:cell-range-address="Лист1.A13:Лист1.A15"/>
          </chart:axis>
          <chart:axis chart:dimension="y" chart:name="primary-y" chart:style-name="ch5">
            <chart:title svg:x="0.451cm" svg:y="6.4cm" chart:style-name="ch7">
              <text:p>Затраченное время, сек</text:p>
            </chart:title>
            <chart:grid chart:style-name="ch8" chart:class="major"/>
          </chart:axis>
          <chart:series chart:style-name="ch9" chart:values-cell-range-address="Лист1.B13:Лист1.B15" chart:label-cell-address="Лист1.A19:Лист1.A19" chart:class="chart:line">
            <chart:data-point chart:repeated="3"/>
          </chart:series>
          <chart:series chart:style-name="ch10" chart:values-cell-range-address="Лист1.C13:Лист1.C15" chart:label-cell-address="Лист1.A20:Лист1.A2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per block 512</text:p>
                <draw:g>
                  <svg:desc>Лист1.A19:Лист1.A19</svg:desc>
                </draw:g>
              </table:table-cell>
              <table:table-cell office:value-type="string">
                <text:p>Threads per block 1024</text:p>
                <draw:g>
                  <svg:desc>Лист1.A20:Лист1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&lt;&lt;16</text:p>
                <draw:g>
                  <svg:desc>Лист1.A13:Лист1.A15</svg:desc>
                </draw:g>
              </table:table-cell>
              <table:table-cell office:value-type="float" office:value="0.065">
                <text:p>0.065</text:p>
                <draw:g>
                  <svg:desc>Лист1.B13:Лист1.B15</svg:desc>
                </draw:g>
              </table:table-cell>
              <table:table-cell office:value-type="float" office:value="0.071">
                <text:p>0.071</text:p>
                <draw:g>
                  <svg:desc>Лист1.C13:Лист1.C15</svg:desc>
                </draw:g>
              </table:table-cell>
            </table:table-row>
            <table:table-row>
              <table:table-cell office:value-type="string">
                <text:p>1&lt;&lt;20</text:p>
              </table:table-cell>
              <table:table-cell office:value-type="float" office:value="3.18">
                <text:p>3.1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&lt;&lt;24</text:p>
              </table:table-cell>
              <table:table-cell office:value-type="float" office:value="15.45">
                <text:p>15.45</text:p>
              </table:table-cell>
              <table:table-cell office:value-type="float" office:value="17.96">
                <text:p>17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